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5664b" officeooo:paragraph-rsid="0005664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5664b" officeooo:paragraph-rsid="0005664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05664b" officeooo:paragraph-rsid="0005664b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664b" officeooo:paragraph-rsid="0005664b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5664b" officeooo:paragraph-rsid="0005664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05664b" officeooo:paragraph-rsid="0005664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officeooo:rsid="0005664b" officeooo:paragraph-rsid="0005664b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fo:font-weight="normal" officeooo:rsid="0005664b" officeooo:paragraph-rsid="0005664b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officeooo:rsid="0005664b" officeooo:paragraph-rsid="0005664b" style:font-size-asian="13pt" style:font-style-asian="italic" style:font-size-complex="13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3pt" fo:font-style="italic" style:text-underline-style="none" officeooo:rsid="0005664b" officeooo:paragraph-rsid="0005664b" style:font-size-asian="13pt" style:font-style-asian="italic" style:font-size-complex="13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officeooo:rsid="0005664b" officeooo:paragraph-rsid="0005664b" style:font-size-asian="13pt" style:font-size-complex="13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4pt" style:text-underline-style="none" officeooo:rsid="0008d43c" officeooo:paragraph-rsid="0008d43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4pt" style:text-underline-style="none" officeooo:rsid="000a3031" officeooo:paragraph-rsid="000a3031" style:font-size-asian="12.25pt" style:font-size-complex="14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3031" officeooo:paragraph-rsid="000a303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5664b" officeooo:paragraph-rsid="0005664b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8d43c" officeooo:paragraph-rsid="0008d43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3031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cery Store System Design Report</text:p>
      <text:p text:style-name="P2"/>
      <text:p text:style-name="P2"/>
      <text:p text:style-name="P6">Overview</text:p>
      <text:p text:style-name="P3"/>
      <text:p text:style-name="P8">The grocery store application is designed to provide users with a convenient and efficient platform for browsing and purchasing grocery items. The system comprises several key components, including user management, product catalog, shopping cart, order processing, and administrative functionalities.</text:p>
      <text:p text:style-name="P8"/>
      <text:p text:style-name="P7">Models:</text:p>
      <text:p text:style-name="P7"/>
      <text:p text:style-name="P5">1. User Model:</text:p>
      <text:p text:style-name="P10">Attributes:</text:p>
      <text:p text:style-name="P8"><text:span text:style-name="T1">id:</text:span> Integer, Primary Key</text:p>
      <text:p text:style-name="P8"><text:span text:style-name="T1">username:</text:span> String(80), Unique</text:p>
      <text:p text:style-name="P8"><text:span text:style-name="T1">password:</text:span> String(100)</text:p>
      <text:p text:style-name="P8"><text:span text:style-name="T1">role:</text:span> String(20), Default: "user"</text:p>
      <text:p text:style-name="P8"><text:span text:style-name="T1">status:</text:span> String(20), Default: "approved"</text:p>
      <text:p text:style-name="P8"><text:span text:style-name="T1">last_activity:</text:span> DateTime, Default: Current UTC Time</text:p>
      <text:p text:style-name="P9">Methods:</text:p>
      <text:p text:style-name="P8"><text:span text:style-name="T1">update_last_activity():</text:span> Updates the last_activity attribute with the current UTC time.</text:p>
      <text:p text:style-name="P8"/>
      <text:p text:style-name="P4">2. Section Model:</text:p>
      <text:p text:style-name="P9">Attributes:</text:p>
      <text:p text:style-name="P8"><text:span text:style-name="T1">id:</text:span> Integer, Primary Key</text:p>
      <text:p text:style-name="P8"><text:span text:style-name="T1">name:</text:span> String(255), Not Nullable</text:p>
      <text:p text:style-name="P8"/>
      <text:p text:style-name="P4">3. Product Model:</text:p>
      <text:p text:style-name="P9">Attributes:</text:p>
      <text:p text:style-name="P8"><text:span text:style-name="T1">id: </text:span>Integer, Primary Key</text:p>
      <text:p text:style-name="P8"><text:span text:style-name="T1">section_id:</text:span> Integer, Foreign Key to Section</text:p>
      <text:p text:style-name="P8"><text:span text:style-name="T1">name:</text:span> String(255), Not Nullable</text:p>
      <text:p text:style-name="P8"><text:span text:style-name="T1">unit_type: </text:span>String(50), Not Nullable</text:p>
      <text:p text:style-name="P8"><text:span text:style-name="T1">rate_per_unit: </text:span>Float, Not Nullable</text:p>
      <text:p text:style-name="P8"><text:span text:style-name="T1">quantity_available:</text:span> Integer, Not Nullable</text:p>
      <text:p text:style-name="P8"/>
      <text:p text:style-name="P4">4. SectionRequest Model:</text:p>
      <text:p text:style-name="P9">Attributes:</text:p>
      <text:p text:style-name="P8"><text:span text:style-name="T1">id:</text:span> Integer, Primary Key</text:p>
      <text:p text:style-name="P8"><text:span text:style-name="T1">request_type:</text:span> String(20), Not Nullable</text:p>
      <text:p text:style-name="P8"><text:span text:style-name="T1">section_id:</text:span> Integer, Foreign Key to Section (Nullable)</text:p>
      <text:p text:style-name="P8"><text:span text:style-name="T1">section:</text:span> Relationship to Section</text:p>
      <text:p text:style-name="P8"><text:span text:style-name="T1">section_name:</text:span> String(100)</text:p>
      <text:p text:style-name="P8"><text:span text:style-name="T1">status:</text:span> String(20), Default: "pending"</text:p>
      <text:p text:style-name="P9">Methods:</text:p>
      <text:p text:style-name="P8"/>
      <text:p text:style-name="P8"><text:soft-page-break/><text:span text:style-name="T1">to_dict():</text:span> Converts the SectionRequest object to a dictionary.</text:p>
      <text:p text:style-name="P8"/>
      <text:p text:style-name="P4">5. Order Model:</text:p>
      <text:p text:style-name="P12">Attributes:</text:p>
      <text:p text:style-name="P8"><text:span text:style-name="T1">id:</text:span> Integer, Primary Key</text:p>
      <text:p text:style-name="P8"><text:span text:style-name="T1">user_id:</text:span> Integer, Foreign Key to User</text:p>
      <text:p text:style-name="P8"><text:span text:style-name="T1">items:</text:span> Relationship to OrderItem</text:p>
      <text:p text:style-name="P8"><text:span text:style-name="T1">timestamp:</text:span> DateTime, Default: Current UTC Time</text:p>
      <text:p text:style-name="P8"/>
      <text:p text:style-name="P4">6. OrderItem Model:</text:p>
      <text:p text:style-name="P12">Attributes:</text:p>
      <text:p text:style-name="P8"><text:span text:style-name="T1">id: </text:span>Integer, Primary Key</text:p>
      <text:p text:style-name="P8"><text:span text:style-name="T1">order_id: </text:span>Integer, Foreign Key to Order</text:p>
      <text:p text:style-name="P8"><text:span text:style-name="T1">product_id:</text:span> Integer, Foreign Key to Product</text:p>
      <text:p text:style-name="P8"><text:span text:style-name="T1">product_name:</text:span> String(255), Foreign Key to Product</text:p>
      <text:p text:style-name="P8"><text:span text:style-name="T1">quantity: </text:span>Integer</text:p>
      <text:p text:style-name="P8"><text:span text:style-name="T1">price:</text:span> Float</text:p>
      <text:p text:style-name="P8"/>
      <text:p text:style-name="P23">Overall System Design</text:p>
      <text:list xml:id="list3090615634" text:style-name="L2">
        <text:list-item>
          <text:p text:style-name="P14">Frontend – Vue.js</text:p>
        </text:list-item>
        <text:list-item>
          <text:p text:style-name="P14">Backend – <text:span text:style-name="T2">Flask</text:span></text:p>
        </text:list-item>
        <text:list-item>
          <text:p text:style-name="P16">Database – SQLite</text:p>
        </text:list-item>
        <text:list-item>
          <text:p text:style-name="P16">Redis for caching</text:p>
        </text:list-item>
        <text:list-item>
          <text:p text:style-name="P16">Redis and Celery for batch jobs</text:p>
        </text:list-item>
        <text:list-item>
          <text:p text:style-name="P21">User Management:</text:p>
          <text:list>
            <text:list-item>
              <text:p text:style-name="P16">Users have roles (e.g., "admin," "store manager," "user") and approval status.</text:p>
            </text:list-item>
            <text:list-item>
              <text:p text:style-name="P16"><text:span text:style-name="T3">The last activity is tracked to monitor user engagement.</text:span></text:p>
            </text:list-item>
          </text:list>
        </text:list-item>
        <text:list-item>
          <text:p text:style-name="P21">Product and Section Management:</text:p>
          <text:list>
            <text:list-item>
              <text:p text:style-name="P16">Products are categorized into sections.</text:p>
            </text:list-item>
            <text:list-item>
              <text:p text:style-name="P16">Sections and products have well-defined attributes.</text:p>
            </text:list-item>
          </text:list>
        </text:list-item>
        <text:list-item>
          <text:p text:style-name="P21">Section Request Management:</text:p>
          <text:list>
            <text:list-item>
              <text:p text:style-name="P16">Users can request the creation or modification of sections.</text:p>
            </text:list-item>
            <text:list-item>
              <text:p text:style-name="P16">Requests track the request type, section details, and status.</text:p>
            </text:list-item>
          </text:list>
        </text:list-item>
        <text:list-item>
          <text:p text:style-name="P21">Order and OrderItem Management:</text:p>
          <text:list>
            <text:list-item>
              <text:p text:style-name="P16">Orders capture user purchases.</text:p>
            </text:list-item>
            <text:list-item>
              <text:p text:style-name="P16">Each order consists of multiple order items, linking products, and quantities.</text:p>
            </text:list-item>
          </text:list>
        </text:list-item>
      </text:list>
      <text:p text:style-name="P15"/>
      <text:p text:style-name="P15">Presentation Video Link - <text:a xlink:type="simple" xlink:href="https://www.loom.com/share/837eb10bbec84076a3ca083568eb62d0?sid=3b392b84-63f9-4e58-a34d-7c00596f1947" text:style-name="Internet_20_link" text:visited-style-name="Visited_20_Internet_20_Link">https://www.loom.com/share/837eb10bbec84076a3ca083568eb62d0?sid=3b392b84-63f9-4e58-a34d-7c00596f1947</text:a></text:p>
      <text:p text:style-name="P15"/>
      <text:p text:style-name="P1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04:42.433311589</meta:creation-date>
    <dc:date>2023-11-28T20:16:43.532006767</dc:date>
    <meta:editing-duration>PT1H50M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335" meta:character-count="2495" meta:non-whitespace-character-count="2243"/>
  </office:meta>
</office:document-meta>
</file>